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Adapter.getWebSock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Adapter.WebSocketHandlerAdapter( WebSocketService webSocke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HandlerAdapter.WebSocket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Adapter.handle( ServerWebExchange exchang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HandlerAdapt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